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4246"/>
    </style:style>
    <style:style style:name="P2" style:family="paragraph" style:parent-style-name="Heading_20_1">
      <style:text-properties officeooo:paragraph-rsid="00154246"/>
    </style:style>
    <style:style style:name="P3" style:family="paragraph" style:parent-style-name="Standard">
      <style:text-properties officeooo:paragraph-rsid="001542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 Recap Of President Barack Obama's Visit To Watertown</text:h>
      <text:p text:style-name="P3">WATERTOWN, S.D. - </text:p>
      <text:p text:style-name="Text_20_body">It's been almost a month since the city of Watertown was first notified that President Barack Obama would be giving the commencement speech at Lake Area Tech.</text:p>
      <text:p text:style-name="P1">Friday, the long-awaited day finally came as thousands of people gathered to catch a glimpse of the 44th President of the United States.</text:p>
      <text:p text:style-name="Text_20_body">It was a historic day for the nation and for the people of South Dakota.</text:p>
      <text:p text:style-name="Text_20_body">Not only did President Obama become the fourth president to visit all 50 states, but he also delivered an unforgettable commencement speech to graduates at Lake Area Tech.</text:p>
      <text:p text:style-name="Text_20_body">President Barack Obama can now check South Dakota off his list.</text:p>
      <text:p text:style-name="Text_20_body">After safely arriving on a smaller Air Force One plane, President Obama made his way to the Lake Area Tech Graduation Ceremony.</text:p>
      <text:p text:style-name="Text_20_body">“Well, hello Watertown,” said President Obama. “It's good to be in South Dakota."</text:p>
      <text:p text:style-name="Text_20_body">The president's much-anticipated trip to city of 21,000 people has been the talk of the town.</text:p>
      <text:p text:style-name="Text_20_body">“I think it's pretty amazing,” said Ramona Voegele, Watertown Resident. “It's not a very large town actually compared to some of the cities that we have in South Dakota but today, it's a special day....especially for all of the graduates from Lake Area Tech.”</text:p>
      <text:p text:style-name="Text_20_body">Shiloh Day traveled all the way from Rapid City to see her younger sister graduate from Lake Area Tech.</text:p>
      <text:p text:style-name="Text_20_body">“It’s just really awesome to see this school and the greatness it has done for the students being recognized as well as the state of South Dakota,” said Day.</text:p>
      <text:p text:style-name="Text_20_body">“So, Leanna Waldner....where's Leanna? Come on, don't be shy,” said President Obama. “She's here somewhere. There she is."</text:p>
      <text:p text:style-name="Text_20_body">Day says President Obama’s recognition of individual graduates during the commencement speech was "icing on the cake."</text:p>
      <text:p text:style-name="Text_20_body">“…And Leanna says, ‘I didn't think I’d ever be in that position to walk across that stage and get a diploma,’” said President Obama. “But here she is, about to walk across this stage and earn her financial services degree."</text:p>
      <text:p text:style-name="Text_20_body">Lake Area Tech graduates like Bobbi Williams also had good things to say about President Obama’s speech.</text:p>
      <text:p text:style-name="Text_20_body">“It’ll be something that will never be forgotten,” said Williams. “It was amazing. It was great to have <text:soft-page-break/>him here. No matter what your political views are, he was here."</text:p>
      <text:p text:style-name="Text_20_body">“Congratulations to the class of 2015,” said President Obama. “And good job Lake Area Tech! We're proud of you.”</text:p>
      <text:p text:style-name="Text_20_body">Politics aside, most everyone agrees it was a big deal to have the president come to South Dakota, especially to Watertown.</text:p>
      <text:p text:style-name="Text_20_body">It took President Obama seven years to visit South Dakota and he is the first sitting president to ever visit Watertown.</text:p>
      <text:p text:style-name="Text_20_body">All members of South Dakota’s congressional delegation were at the speech yesterday as well as Governor Daugaard and his wife Linda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DeDave </meta:initial-creator>
    <meta:creation-date>2015-05-10T16:02:09.208539786</meta:creation-date>
    <dc:date>2015-05-10T16:02:48.013082424</dc:date>
    <dc:creator>DaveDeDave </dc:creator>
    <meta:editing-duration>PT38S</meta:editing-duration>
    <meta:editing-cycles>1</meta:editing-cycles>
    <meta:document-statistic meta:table-count="0" meta:image-count="0" meta:object-count="0" meta:page-count="2" meta:paragraph-count="22" meta:word-count="463" meta:character-count="2714" meta:non-whitespace-character-count="2272"/>
    <meta:generator>LibreOffice/4.3.7.2$Linux_X86_64 LibreOffice_project/430$Build-2</meta:generator>
  </office:meta>
</office:document-meta>
</file>